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paragraph-properties fo:line-height="200%" fo:text-align="end" style:justify-single-word="false"/>
      <style:text-properties fo:font-size="14pt" style:font-size-asian="14pt" style:font-size-complex="14pt"/>
    </style:style>
    <style:style style:name="P3" style:family="paragraph" style:parent-style-name="Standard">
      <style:paragraph-properties fo:line-height="200%" fo:text-align="center" style:justify-single-word="false"/>
      <style:text-properties fo:font-size="14pt" style:font-size-asian="14pt" style:font-size-complex="14pt"/>
    </style:style>
    <style:style style:name="P4" style:family="paragraph" style:parent-style-name="Standard">
      <style:paragraph-properties fo:line-height="200%" fo:text-align="end" style:justify-single-word="false"/>
    </style:style>
    <style:style style:name="P5" style:family="paragraph" style:parent-style-name="Standard">
      <style:paragraph-properties fo:line-height="200%" fo:text-align="center" style:justify-single-word="false"/>
    </style:style>
    <style:style style:name="P6" style:family="paragraph" style:parent-style-name="Standard" style:master-page-name="Standard">
      <style:paragraph-properties fo:line-height="200%" fo:text-align="center" style:justify-single-word="false" style:page-number="auto"/>
    </style:style>
    <style:style style:name="T1"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p>
      <text:p text:style-name="P5"><text:span text:style-name="T1">פרק שלישי –</text:span></text:p>
      <text:p text:style-name="P1">כאשר סולאטרה נמצאה...</text:p>
      <text:p text:style-name="P3"><text:s text:c="5"/>ביום המחרת כולם התעוררו לצחנת יכולת בישוליו של באנג'ו. "מהו הריח הנורא הזה?" שאל סייטלס ופיהק קלות.</text:p>
      <text:p text:style-name="P4"><text:span text:style-name="T2"><text:s text:c="5"/>"בוקר טוב, סייטלס..." באנג'ו הגיע עם צלחות לכולם. "הכנתי לכולכם ארוחה מובחרת וטעימה בסגנון קנדרי."</text:span></text:p>
      <text:p text:style-name="P2"><text:s text:c="5"/>"נפלא..." בלייד אמר במעט מרירות.</text:p>
      <text:p text:style-name="P4"><text:span text:style-name="T2"><text:s text:c="5"/>"מה זה?" קוריאל הייתה האמיצה מכולם ושאלה.</text:span></text:p>
      <text:p text:style-name="P2"><text:s text:c="5"/>"או, זה מזוננו האהוב ביותר: טחול ארנבות עם תולעים מוקרמות." כולם חיכו עד שהוא יילך להביא את צלחתו שלו, ואז זרקו את מנותיהם מעבר לשיחים שסבבו אותם. הוא חזר עם הצלחת והסיר שבו השתמש להכנת המעדן. "אני רואה שכבר סיימתם לאכול את המנות שהגשתי לכם, מישהו רוצה תוספת?"</text:p>
      <text:p text:style-name="P4"><text:span text:style-name="T2"><text:s text:c="5"/>"לא, תודה מקרב לב, באנג'ו, אך הקיבה <text:s/>שלי אינה יכולה להכיל עוד בישול קנדרי בבוקר." פיוריטארוס השיב והאחרים הצטרפו אליו בניד ראש כסימן להסכמה.</text:span></text:p>
      <text:p text:style-name="P2"><text:s text:c="5"/>"הפסד שלכם, יותר בשבילי..." באנג'ו אמר.</text:p>
      <text:p text:style-name="P2"><text:s text:c="5"/>"הרווח שלנו, הוא כנראה התכוון..." בלייד לחש באוזניהם של סייטלס וקוריאל. שניהם מרפקו אותו בכלוב צלעותיו כדי להשתיקו לפני שהקנדר ישמע וייעלב.</text:p>
      <text:p text:style-name="P4"><text:span text:style-name="T2"><text:s text:c="5"/>"סייטלס, ראיתי הבוקר שני צריחים מיתמרים מעל פני הקרקע לצפון, האם אנו כבר קרובים לסולאטרה?" שאל פיוריטארוס.</text:span></text:p>
      <text:p text:style-name="P2"><text:s text:c="5"/>"אתה צודק, פיוריטארוס, אל תחשוש - נגיע לסולאטרה כבר בצהרי היום."</text:p>
      <text:p text:style-name="P4"><text:soft-page-break/><text:span text:style-name="T2"><text:s text:c="5"/>"חשבתי שסולאטרה הייתה העיר השטוחה ביותר על יבשת זו, לפחות זה מה שאני זוכר שאבי, צ'ורגיין, טען תמיד."</text:span></text:p>
      <text:p text:style-name="P4"><text:span text:style-name="T2"><text:s text:c="5"/>"ובכן, זו הייתה עיר שטוחה למדי, עד שהצבאות של לורד קהלהבריאן נלחמו כנגד הצבאות של לורד ת'ורמקס ועטפו את העיר בלהבות, עד שלא נותר בסולאטרה דבר פרט לחללי גופות ועיי חורבות של העיר הישנה. כאשר המלך אוטוריאטור שמע מה אירע לסולאטרה, עיר הבית של מכשפיו, קוסמיו וכוהניו, נשרפה לעפר, הוא הורה ללורדים לשקם את סולאטרה ולבנותה מחדש. סולאטרה נבנתה מחדש בצורתה הנוכחית."</text:span></text:p>
      <text:p text:style-name="P2"><text:s text:c="5"/>"מהי צורתה הנוכחית?" פיוריטארוס שאל בסקרנות.</text:p>
      <text:p text:style-name="P2"><text:s text:c="5"/>"לא מלמדים אתכם שום דבר בכפר טנקאי?" בלייד שאל את פיוריטארוס בצורה מעליבה.</text:p>
      <text:p text:style-name="P2"><text:s text:c="5"/>"אל תתנשא עליו, בלייד, הוא היחיד מביניכם שלא ראה אף אחת מן הסולאטרות, בניגוד אליי ולקוריאל, אני מניח, שראתה את שתי הוריאציות."</text:p>
      <text:p text:style-name="P4"><text:span text:style-name="T2"><text:s text:c="5"/>"אני מבוגרת מספיק בשביל להכיר אותן, אך הגעתי לשם רק לפני ארבע שנים." ציינה קוריאל.</text:span></text:p>
      <text:p text:style-name="P4"><text:span text:style-name="T2"><text:s text:c="5"/>"טוב, עכשיו תנו לי לסיים בלי עוד הפרעות מצד אף אחד, בסדר?" כולם ענו "בסדר" – הם רצו רק לנוד בראשם אך סייטלס היה מרגיש שמתעלמים ממנו בדרך זו. "צורתה החדשה של סולאטרה היא עיר המעוצבת בדיוק לפי סמל הכישוף – פנטהגראם, כאשר קדקודו היחיד פונה לצפון. העיר מכילה כעת חמישה צריחים לכל אחת מנטיות משתמשי הקסם: הצריח הצפוני שייך למכשפים בעלי הטבע הטוב. הצריח הצפון-מערבי שייך לקוסמים הנחשבים לטובים-ניטראליים. הצריח הצפון-מזרחי של מטילי הקסמים של מאחזי העיניים הניטראליים. הצריח הדרום-מערבי משתייך למכשפים הניטראליים-</text:span><text:soft-page-break/><text:span text:style-name="T2">כאוטיים. ולבסוף הצריח הדרום-מזרחי מאוכלס בנעלי האוב הרשעים-כאוטיים. ניתן להבחין ביניהם גם לפי צבע הלהבה שבוערת בקומה העליונה של כל אחד מהם."</text:span></text:p>
      <text:p text:style-name="P4"><text:span text:style-name="T2"><text:s text:c="5"/>"מה בדיוק אנו מחפשים בסולאטרה?" התעקש פיוריטארוס.</text:span></text:p>
      <text:p text:style-name="P4"><text:span text:style-name="T2"><text:s text:c="5"/>"אני הולך לפגוש ידיד ותיק, אחד שגם הכיר את אביך, צ'ורגיין. שמו נוקדארוס וביתו נהמהטריס תוכל לעזור גם לך."</text:span></text:p>
      <text:p text:style-name="P2"><text:s text:c="5"/>"מה אתה מתכוון לעזור לי גם?"</text:p>
      <text:p text:style-name="P4"><text:span text:style-name="T2"><text:s text:c="5"/>"אל תחשוש, בקרוב תבין, הייה מעט יותר סבלני ותראה." לאחר מכן הם עלו על סוסיהם ורכבו לכיוון השער הדרום-מערבי של סולאטרה.</text:span></text:p>
      <text:p text:style-name="P2"><text:s text:c="5"/>הם הגיעו אל השער בזמן הצהריים. השומרים קרבו אל הסוס הראשון שעליו רכבו קוריאל וסייטלס. "שלומות, קוריאל, מה תחפשי כאן בעיר סולאטרה?" אחד השומרים בירך אותה לשלום ושאל.</text:p>
      <text:p text:style-name="P4"><text:span text:style-name="T2"><text:s text:c="5"/>"שלומות גם לכם, לוק-טוג, קאבאל. האיש הזקן הזה חולה והוא רוצה לנוח בפונדק עד שיחלים. האחרים הם שכירי חרבו והם מחפשים עוד משימות ליווי בפונדק המקומי." ענתה.</text:span></text:p>
      <text:p text:style-name="P4"><text:span text:style-name="T2"><text:s text:c="5"/>"בסדר גמור, פתח את השער לוק-טוג." אמר קאבאל. השומרים פתחו את השער והחבורה נכנסה פנימה, לאחר מכן השער נסגר באותה מהירות שבה נפתח.</text:span></text:p>
      <text:p text:style-name="P2"><text:s text:c="5"/>"ייחלתי לכך שיסרבו להכניס אותנו פנימה..." בלייד אמר בקול רם, על אף שהוא דיבר אל עצמו.</text:p>
      <text:p text:style-name="P2"><text:s text:c="5"/>"כן, אין שום דבר מהנה יותר מלבעוט בתחת של שומרים אורקים." באנג'ו הוסיף.</text:p>
      <text:p text:style-name="P4"><text:span text:style-name="T2"><text:s text:c="5"/>"האם אתם מוכנים לבלום את פיכם לרגע? תפוס פיוריטארוס!" סייטלס זרק אליו מעין לפיד מוזר למראה. "כעת הדלק אותו, ילד!"</text:span></text:p>
      <text:p text:style-name="P2"><text:s text:c="5"/>"מה הטעם להדליק אותו כעת, במשך היום?" פיוריטארוס תהה.</text:p>
      <text:p text:style-name="P2"><text:soft-page-break/><text:s text:c="5"/>"זהו לפיד-נשמות מיוחד, הוא יעזור לנו למצוא את דרכנו במבוך של סולאטרה, העיר בנוייה כמבוך." סייטלס הסביר. </text:p>
      <text:p text:style-name="P2"><text:s text:c="5"/>"אני שונאת מבוכים." קוריאל אמרה.</text:p>
      <text:p text:style-name="P2"><text:s text:c="5"/>"אל תדאגי, כל עוד יש לך אותי והאחרים, קוריאל." בלייד אמר לה. פיוריטארוס הדליק את הלפיד בעזרת לחש ההצתה, ונתן אותו לסייטלס.</text:p>
      <text:p text:style-name="P4"><text:span text:style-name="T2"><text:s text:c="5"/>סייטלס ירד מסוסו ופנה לאחור אל קוריאל ושאלה: "האם את יכולה לראות את הסימנים שהצל שלי יוצר?" בהתחלה היא לא ראתה אף סימן, אך לאחר מספר שניות הצל שלו גדל פי ארבע.</text:span></text:p>
      <text:p text:style-name="P4"><text:span text:style-name="T2"><text:s text:c="5"/>"כעת אני יכולה לראות את הסימנים, יש חץ שמצביע צפונה במרחק 30 רגל ממיקומנו הנוכחי." כולם עקבו אחריו, לבסוף הם הבחינו בסימנים כאשר לקחו את הפנייה מזרחה לאחר כ-3000 רגל. "כעת לכיוון מזרח, לעוד כ-18000 רגל מאיתנו." היא המשיכה להדריך אותם לפי סימני האור שיצר הצל המוגדל של סייטלס, שחזר אל גבו של הסוס.</text:span></text:p>
      <text:p text:style-name="P2"><text:s text:c="5"/>"עבודה נהדרת, קוריאל, איך ידעת שאנו צריכים לפנות כאן מזרחה? זה לא כאילו שיש לנו אופציות אחרות מנקודה זו."</text:p>
      <text:p text:style-name="P4"><text:span text:style-name="T2"><text:s text:c="5"/>"סתום את פיך, באנג'ו, תן לגברת להדריך אותנו כיצד שתמצא לנכון, נכון חבר'ה?" בלייד שאל.</text:span></text:p>
      <text:p text:style-name="P2"><text:s text:c="5"/>"כן, מה שתאמר, בלייד." פיוריטארוס השיב בחוסר אכפתיות. לאחר 9000 רגל קוריאל ביקשה מהחבורה לעצור לרגע.</text:p>
      <text:p text:style-name="P2"><text:s text:c="5"/>"סייטלס, אני יכולה לראות דלתות סודיות, משני עברנו אחת לכיוון דרום והשנייה לכיוון צפון."</text:p>
      <text:p text:style-name="P2"><text:s text:c="5"/>"בואו נבדוק אותן." באנג'ו התרגש מההזדמנות.</text:p>
      <text:p text:style-name="P2"><text:s text:c="5"/>"אל תנסה את מזלך עם הדלתות האלו, באנג'ו, הן ממולכדות."</text:p>
      <text:p text:style-name="P4"><text:soft-page-break/><text:span text:style-name="T2"><text:s text:c="5"/>"איך אתה יודע, סייטלס?"</text:span></text:p>
      <text:p text:style-name="P2"><text:s text:c="5"/>"אני יכול להריח את הרעל שבקצה ראשי החצים או ראשי החניתות, בואו ונמשיך הלאה." באנג'ו ובלייד התאכזבו שלא ניתנה להם ההזדמנות לחפש את המנגנון שיפתח את הדלתות הסודיות.</text:p>
      <text:p text:style-name="P4"><text:span text:style-name="T2"><text:s text:c="5"/>לאחר 9000 רגל נוספות קוריאל אמרה: "כעת עלינו לפנות דרומה." 3000 רגל לאחר מכן היא המשיכה: "עלינו לפנות מזרחה וצפונה שוב לאחר 3000 רגל ממיקומנו הנוכחי, ואז שוב מזרחה." הם הגיעו לבסוף לצומת מרכזית שארבע דלתות גדולות היו מסביבה, אחת לכיוון צפון מזרח, אחת לכיוון צפון-מערב, אחת לכיוון דרום-מערב ואחרונה לכיוון דרום-מזרח. הם עברו בדלת הקרובה ביותר ומצאו את עצמם באמצע סולאטרה, בכניסה לשוק הבחינו לא רחוק מהם בפונדק "המבאיש" המקומי ובאורוותיו. פיוריטארוס ירד מסוסו ונתן את המושכות לבלייד. הוא נכנס אל השוק כדי לקנות אספקה שוטפת לחבורה, ובעיקר קוביות מאנה עבורו, ועבור סייטלס וקוריאל. קוביות 9 מאנה. הן מעין קוביות הונגריות של מאנה – על כל פאה ישנם 9 קוביות כך שבכל קוביית 9 מאנה יש 27 קוביות מאנה קטנות (9X3=27).</text:span></text:p>
      <text:p text:style-name="P4"><text:span text:style-name="T2"><text:s text:c="5"/>שאר בני החבורה שיכנו את סוסיהם ואת סוסו של פיוריטארוס באורוות כדי שינוחו. מאוחר יותר הצטרף אליהם פיוריטארוס לארוחת צהריים. לאחר שכולם סיימו לאכול את מנות הבשר שלהם, הציעה להם המלצרית את מרק הבית המיוחד של היום. כולם הסכימו לנסות אותו. בזמן שאכלו אותו, הבחין לפתע פיוריטארוס שכל חבריו נרדמו.</text:span></text:p>
      <text:p text:style-name="P4"><text:span text:style-name="T2"><text:s text:c="5"/>אישה בשריון שחור קרבה אל פיוריטארוס, כרעה ברך קרוב אליו ולחשה באוזנו: "הוספתי מרכיב סודי למרק שלהם, אז כרגע הם ישנים חזק, מאוחר יותר הם ימותו מהרעל. אני אתן לך את תרופת הנגד אם תביס אותי בקרב." קסדה כיסתה את פניה.</text:span></text:p>
      <text:p text:style-name="P2"><text:soft-page-break/><text:s text:c="5"/>"מדוע את עושה את זה?" הוא שלף את חרבו באופן חרישי. "היכן את רוצה להילחם בי?" שאל אותה.</text:p>
      <text:p text:style-name="P2"><text:s text:c="5"/>"פגוש אותי בעליית הגג בעוד חמש דקות." ענתה ורצה לשם.</text:p>
      <text:p text:style-name="P4"><text:span text:style-name="T2"><text:s text:c="5"/>הוא הכניס את חרבו לנדנה כדי שלא להטריד את מנוחתם של שאר אורחי הפונדק. קם מכיסאו וטיפס אל עליית הגג לאט ובשקט. היא הייתה שקטה וקטנה. הוא לא הצליח לראותה בשום מקום, כל שראה היו ערימות של חציר. הוא שלף שוב את חרבו בשקט והתחיל להתקרב למרכז עליית הגג אל נקודה שהייתה מוארת מקרן אור שבקעה מחלון קטן. לפתע פתאום היא נפלה עליו מלמעלה מקורות עץ שתמכו בגג המבנה.</text:span></text:p>
      <text:p text:style-name="P4"><text:span text:style-name="T2"><text:s text:c="5"/>הוא בעט בה כדי לתפוס מעט מרחק כדי שיוכל לתמרן מעט במרחב הצר של עליית הגג, ולהשתמש טוב יותר בחרבו, היא כבר החזיקה בחרבה כאשר זינקה עליו. היא התחילה להתקיף את פיוריטארוס, כאשר הוא רק הגן על עצמו, אך מדי פעם ניצל הזדמנות זו או אחרת לתת לה אגרופים בבטנה החשופה. על אף שרוב גופה כוסה בשריון לוחות, בטנה ורגליה מתחת לברכיים היו חשופות.</text:span></text:p>
      <text:p text:style-name="P4"><text:span text:style-name="T2"><text:s text:c="5"/>לאחר שספגה את האגרוף הרביעי בבטנה, היא השתנקה לרגע ושמטה את חרבה לרצפה. הוא הרים את חרבה, ודחף אותה כנגד קיר העץ של הפונדק, ותקע את החרבות משני צידיה ושאל: "היכן הנוגדן?"</text:span></text:p>
      <text:p text:style-name="P2"><text:s text:c="5"/>היא השתעלה מהכאב ואמרה: "שיקרתי, זה לא היה באמת רעל. זה היה רק שיקוי שינה פשוט, זה היה רק תירוץ כדי לגרום לך להילחם בי, פיוריטארוס."</text:p>
      <text:p text:style-name="P2"><text:s text:c="5"/>"איך אני יכול לדעת שאוכל לבטוח בך? וכיצד את יודעת את שמי?" חקר אותה בכעס רב.</text:p>
      <text:p text:style-name="P2"><text:s text:c="5"/>"הסר את קסדתי ותיווכח בעצמך."</text:p>
      <text:p text:style-name="P2"><text:soft-page-break/><text:s text:c="5"/>הוא הסיר את הקסדה שלה, והתרחק מרוב התדהמה, הוא זיהה את האישה אשר הייתה לא אחרת מ: "רהנארה!!!" קרא.</text:p>
      <text:p text:style-name="P4"><text:span text:style-name="T2"><text:s text:c="5"/>היא הפילה את החרבות מצידיה שריתקו אותה אל הקיר, ואז הסירה את שריון הלוחות שלה כדי לחשוף מתחתיו שריון עור נוסף. "התגעגעתי אליך גם, פיוריטארוס, עברו להן תשעה שנות ירח מאז הפעם האחרונה שראיתי אותך. לאחרונה כאשר שמעתי שסייטלס מביא אותך הנה, הפסקתי לקחת משימות ליווי כשכירת חרב, מכיוון שרציתי לראותך. אל תדאג, יום אחד אביס אותך."</text:span></text:p>
      <text:p text:style-name="P4"><text:span text:style-name="T2"><text:s text:c="5"/>"אני לא מבין, רהנארה, מה היה הטעם של הקרב הזה...? ואל תדאגי, כבר הבסת אותי."</text:span></text:p>
      <text:p text:style-name="P2"><text:s text:c="5"/>"אני מצטערת, רציתי להפתיע אותך, פיוריטארוס... מה אתה מתכוון שכבר הבסתי אותך?" שאלה.</text:p>
      <text:p text:style-name="P2"><text:s text:c="5"/>"או, שום דבר באמת, פשוט לא ציפיתי לפגוש אותך במקום כזה."</text:p>
      <text:p text:style-name="P2"><text:s text:c="5"/>"לא השתנית כלל, רק גדלת מעט ממה שהיית, כפי שאני זוכרת אותך מאז."</text:p>
      <text:p text:style-name="P2"><text:s text:c="5"/>"תודה, אני מניח. את לעומת זאת השתנית די הרבה מכפי שאני זוכר אותך מאז, לפני שעזבת עם משפחתך. לא היו לך את הכריות האלה אז, הפכת לאישה עכשיו, אני רואה."</text:p>
      <text:p text:style-name="P4"><text:span text:style-name="T2"><text:s text:c="5"/>"נראה שאתה צודק, לא היו לי את הכריות הללו אז, והן נקראות שדיים, פיוריטארוס, אתה יודע לכל נערה יש כאלה כאשר אנו מגיעות לגיל מסויים."</text:span></text:p>
      <text:p text:style-name="P4"><text:span text:style-name="T2"><text:s text:c="5"/>"כן, אני יודע, פשוט מעולם לא דמיינתי שאפגוש אותך שוב, כבר מצויידת... אני מתכוון בוגרת בצורה הזאת, רהנארה, מסיבה מוזרה לא עברה במוחי המחשבה הזו..."</text:span></text:p>
      <text:p text:style-name="P4"><text:span text:style-name="T2"><text:s text:c="5"/>היא חייכה אליו ואמרה: "ייתכן וזה נכון מה שאומרים על גברים – שהבגרות המנטאלית שלכם מפסיקה להתפתח באיזור גיל ארבע-עשרה, חמש-עשרה שנות ירח. </text:span><text:soft-page-break/><text:span text:style-name="T2">עכשיו אני אודה לך אם נפסיק לדבר עליהם לרגע וננסה להתרכז בנו, אם לא אכפת לך – זאת אומרת."</text:span></text:p>
      <text:p text:style-name="P2"><text:s text:c="5"/>"מצטער, את צודקת. אני מניח שגברים הם בסך הכל ילדים גדולים עד גיל חמישים שנות ירח או משהו כזה."</text:p>
      <text:p text:style-name="P2"><text:s text:c="5"/>"אתה כנראה צודק; אתה ילד גדול עכשיו, פיוריטארוס." היא הרימה את חרבה והכניסה אותה לנדנה, ואז הרימה את חרבו של פיוריטארוס. "היי, האין זאת חרבו של אביך, חרב העצם של צ'ורגיין, אשר חושלה מעצם ידו של קורסלטור?"</text:p>
      <text:p text:style-name="P4"><text:span text:style-name="T2"><text:s text:c="5"/>"כן, זאת היא ולא אחרת, אך למקרה שלא ידעת, היה זה טאלאס, אביך היה זה שחישל אותה ומכר אותה לאבי. רוחו של אבי נתנה לי אותה, ואני נשבעתי לנקום את דמו ואת דם אימי, שייראד, בקראן-זאג ולורד ת'ורמקס."</text:span></text:p>
      <text:p text:style-name="P2"><text:s text:c="5"/>"מעבידו לשעבר של אביך והגנרל החדש שלו?"</text:p>
      <text:p text:style-name="P4"><text:span text:style-name="T2"><text:s text:c="5"/>"כן, זה נכון, רהנארה..." הוא הפסיק לרגע והשמיע אנחה קלה והמשיך: "לכל הרוחות, התגעגעתי אלייך כה רבות, נו טוב, אלייך ואל פאלור. את יודעת מה קרה לו?"</text:span></text:p>
      <text:p text:style-name="P4"><text:span text:style-name="T2"><text:s text:c="5"/>היא שלפה מכתב מתיק שהיה תלוי על חגורתה ונתנה לפיוריטארוס. "זה היה המכתב האחרון שהוא שלח לי, הוא מלפני חמש שנות ירח. נאמר בו שהוא הוכרח להתגייס לצבאותיו של קראן-זאג ביחד עם שאר בני שבטו. הוא הבטיח לי שלעולם לא יפגע בילד או אישה אך שהוא יצטרך להילחם בגברים שיהוו התנגדות כדי לשמור על פרופיל נמוך ככל הניתן. אני מקווה שהוא עדיין בחיים ושיום אחד נוכל להבריח אותו אל מחוץ לצבאותיו של קראן-זאג, או לפחות שיישאר נאמן להבטחתו במכתב הזה."</text:span></text:p>
      <text:p text:style-name="P2"><text:s text:c="5"/>"האם הבטחתו מנחמת אותך ומספקת אותך כמו שהיא?"</text:p>
      <text:p text:style-name="P2"><text:s text:c="5"/>"מה אתה מתכוון, מה רע בה?"</text:p>
      <text:p text:style-name="P4"><text:soft-page-break/><text:span text:style-name="T2"><text:s text:c="5"/>"ההפרדה הזו בין זכרים לנקבות, יש לנהוג באופן שווה כלפי שני המינים. כל שמשנה הוא מי הוא הצד התוקף ומי הצד התמים. לא כל אישה תמימה, באותה מידה שלא כל גבר בהכרח בצד התוקף. ההפרדה בין מבוגרים לילדים מובנת בהחלט ובמקום, או שמא אינך מסכימה עם דעתי?"</text:span></text:p>
      <text:p text:style-name="P2"><text:s text:c="5"/>"למען האמת, עכשיו כשאתה מציין את הנושא הזה שקודם הזנחתי, אני נוטה להסכים עם השקפתך, פיוריטארוס. ואף על פי כן אל תשכח שישנם יותר מקרים שבהם הגברים הם התוקפנים מאשר נשים תוקפניות, ומעט אנשים תמימים בהשוואה לנשים תמימות אשר בצד הנתקף. למען האמת אולי שפטתי את בגרותך מעט מוקדם מדי, האם תסלח לי על מה שאמרתי קודם לכן?"</text:p>
      <text:p text:style-name="P2"><text:s text:c="5"/>"כבר סלחתי לך קודם." פיוריטארוס החזיר לה את המכתב אחרי שקרא אותו. "מדוע שלא תצטרפי אליי ולאחרים בהרפתקאה הקטנה שלי, יש לנו עוד הרבה דברים להשלים, ומי יודע, אולי נמצא יום אחד את פאלור ונצרף אף אותו לחבורה."</text:p>
      <text:p text:style-name="P4"><text:span text:style-name="T2"><text:s text:c="5"/>"אני לא יודעת, פיוריטארוס, אני אצטרך לחשוב על זה..." היא הפסיקה לרגע. "האם אתה מעורב במערכת יחסים עם הכוהנת האלפית ההיא?"</text:span></text:p>
      <text:p text:style-name="P2"><text:s text:c="5"/>"לא בדיוק... היא בסך הכל חברה בחבורה, זה הכל. אני מודה שהיא נראית גברת נאה ביותר, אך היא לא הטיפוס שלי."</text:p>
      <text:p text:style-name="P2"><text:s text:c="5"/>"אז מה הטיפוס שלך?"</text:p>
      <text:p text:style-name="P2"><text:s text:c="5"/>"אני לא יודע, טיפוס רהנארה..."</text:p>
      <text:p text:style-name="P2"><text:s text:c="5"/>"תפסיק להציק לי, פיוריטארוס, אתה לא יכול להיות רציני לרגע?"</text:p>
      <text:p text:style-name="P2"><text:s text:c="5"/>"אבל אני כן רציני, רהנארה." היא נתנה בו מבט חמוץ והסתובבה. הוא קרב אליה וחיבק אותה בכתפיה. "האם יש לך כאן משפחה או חברים, רהנארה?"</text:p>
      <text:p text:style-name="P4"><text:soft-page-break/><text:span text:style-name="T2"><text:s text:c="5"/>"לא עוד, למען הדיוק לא מאז חמש שנות ירח כאשר איבדתי את משפחתי ע"י שודדים אורקים, ופאלור גויס בעל כורחו, אז נאלצתי להשתמש בכישורי הלחימה שלי להשכרה כשכירת חרב."</text:span></text:p>
      <text:p text:style-name="P2"><text:s text:c="5"/>"האם הגעת לידי החלטה לגבי הצטרפותך אליי ולחבורתי? לא נותר לך כאן דבר... אם אינני טועה."</text:p>
      <text:p text:style-name="P2"><text:s text:c="5"/>"נראה שזכית בעוד לוחמת בחבורתך, פיוריטארוס, אתה יכול למנות אותי גם."</text:p>
      <text:p text:style-name="P2"><text:s text:c="5"/>"יש!!!" הוא קרא בקול רם ושמח, ואז חיבק אותה חזק ואף הרים אותה כך שרגליה איבדו מגע עם הרצפה לרגע. "דרך אגב, רהנארה, כמה זמן את כבר שכירת חרב?"</text:p>
      <text:p text:style-name="P2"><text:s text:c="5"/>"כבר אמרתי לך, חמש שנות ירח עברו מאז שהתחלתי לקחת משימות ליווי, כאן בפונדק."</text:p>
      <text:p text:style-name="P2"><text:s text:c="5"/>"אז איך את מסבירה את הקלות שבה הבסתי אותך בקרב?"</text:p>
      <text:p text:style-name="P2"><text:s text:c="5"/>"ובכן, מעולם לא ציפיתי שתבעט בגברת כפי שעשית, וחוץ מזה, נתתי לך לנצח אותי הפעם."</text:p>
      <text:p text:style-name="P2"><text:s text:c="5"/>"את לא שוכחת מי לימד אותך להילחם, נכון?"</text:p>
      <text:p text:style-name="P2"><text:s text:c="5"/>"אל תשכח שברוב המקרים המתלמד עובר את הישגיו של מורו הרוחני או המאסטר שלו."</text:p>
      <text:p text:style-name="P2"><text:s text:c="5"/>"אז למה את מחשיבה אותי, למורה הרוחני שלך או למאסטר שלך?"</text:p>
      <text:p text:style-name="P4"><text:span text:style-name="T2"><text:s text:c="5"/>"לאף אחד מהם, אם הייתי רוצה באמת להביסך, הייתי מורידה אותך לרמת מתלמד."</text:span></text:p>
      <text:p text:style-name="P2"><text:s text:c="5"/>"ייתכן אם היה לך שריון יותר מלא, בלי נקודות חולשה, כגון הבטן החשופה ורגלייך החשופות, עלייך להשתמש במגפי קרב גבוהים כדי לכסות את רגלייך."</text:p>
      <text:p text:style-name="P2"><text:s text:c="5"/>"אל תדאג לי; ציודי המלא נמצא בחדרי מתחת למיטתי כאן בפונדק. כעת, בוא איתי ואראה לך אותו, וגם היכן מצוי חדרך."</text:p>
      <text:p text:style-name="P2"><text:soft-page-break/><text:s text:c="5"/>"מה לגבי האחרים?"</text:p>
      <text:p text:style-name="P2"><text:s text:c="5"/>"אל תדאיג את עצמך לגביהם, הם התעוררו בקרוב וביקשתי מבעל הפונדק שידאג ללוות אותם לחדרים ששכרתי עבורכם."</text:p>
      <text:p text:style-name="P2"><text:s text:c="5"/>"דאגת להכל מלכתחילה, אני רואה. האם אני יכול לישון בחדרך הלילה?"</text:p>
      <text:p text:style-name="P2"><text:s text:c="5"/>"אם אתה אוהב לישון על הרצפה אז אתה מוזמן לעשות זאת."</text:p>
      <text:p text:style-name="P4"><text:span text:style-name="T2"><text:s text:c="5"/>"אבל חשבתי שיש זוג מיטות בכל חדר, זוג מיטות לפחות, הלא כן?"</text:span></text:p>
      <text:p text:style-name="P2"><text:s text:c="5"/>"זה נכון, אך הלילה החדר שלי הוא רק לבנות, שותפתי לחדר תהיה הקוסמת הלבנה שלך, מה שמה דרך אגב?"</text:p>
      <text:p text:style-name="P2"><text:s text:c="5"/>"שמה קוריאל. מה הטעם של העיקרון הזה של 'בנות בלבד'?"</text:p>
      <text:p text:style-name="P4"><text:span text:style-name="T2"><text:s text:c="5"/>"שתי סיבות – הראשונה היא שרק כך הסכים בעל הפונדק לתת לי את כל החדרים. השנייה היא מעין ביטוח שלא יקרה שום דבר הלילה."</text:span></text:p>
      <text:p text:style-name="P2"><text:s text:c="5"/>"מה כבר יכול לקרות אם נחלוק חדר ביחד?"</text:p>
      <text:p text:style-name="P2"><text:s text:c="5"/>"הממ, אני לא יודעת, פיוריטארוס... אחד מאיתנו עלול להרות?"</text:p>
      <text:p text:style-name="P2"><text:s text:c="5"/>"אני לא יכול להרות, נכון? אין מצב... זה בלתי אפשרי להרות כשאר מדובר בזוג לא נשוי." הוא נראה מבולבל קמעה.</text:p>
      <text:p text:style-name="P2"><text:s text:c="5"/>"עדיין אין לך מושג על דרכי הרבייה של יונקים, תמימוטארוס?"</text:p>
      <text:p text:style-name="P4"><text:span text:style-name="T2"><text:s text:c="5"/>"תוכלי ללמד אותי, אם כן..." הוא אמר באופן מעורר רחמים והמשיך בקול מרוגז: "... אל תעזי לעוות את שמי כך או שאבעט בישבנך כה חזק שתצטערי שאי פעם קראת לי בשם גנאי שכזה."</text:span></text:p>
      <text:p text:style-name="P4"><text:span text:style-name="T2"><text:s text:c="5"/>"אני אלמד אותך ביום מן הימים, כאשר הזמן המתאים יגיע. בינתיים בוא איתי לחדרי, ואראה לך את ציודי המלא." הוא בא איתה לחדרה. כאשר הם חלפו בדרכם דרך חדר האוכל, לא ראה זכר לחבריו בשולחנות, ולכן הניח שהם כבר גורדו והובלו לחדריהם. </text:span><text:soft-page-break/><text:span text:style-name="T2">בחדר של רהנארה הוא עזר לה ללבוש את שריון הלוחות המלא שלה – על אף שאזורים מסויימים חוברו על ידי שריון שרשראות, באופן שדמה לשריונו של אביו. היא אף הראתה לו את מגפי הקרב הגבוהים שלה. </text:span></text:p>
      <text:p text:style-name="P4"><text:span text:style-name="T2"><text:s text:c="5"/>כאשר קוריאל התעוררה, פיוריטארוס הציג אותן אחת לשנייה, ועל אף שקוריאל הייתה קצת עצבנית בהתחלה על התנהגותה של רהנארה, היא סלחה לה במהרה ונהייתה ידידותית שוב. מהר למדי הם סילקו את פיוריטארוס מחדרן, אחרי שרהנארה נתנה לו את מפתחות חדרו. באופן בלתי נמנע,הוא מצא ששותפו לחדר הינו סייטלס, מכיוון שבלייד ובאנג'ו בלתי נפרדים האחד מהשני.</text:span></text:p>
      <text:p text:style-name="P2"><text:s text:c="5"/>"מה לקח לך כל כך הרבה זמן, פיוריטארוס?" שאל בזמן שכתב משהו באחת ממגילותיו.</text:p>
      <text:p text:style-name="P2"><text:s text:c="5"/>"שום דבר באמת, פגשתי חברת ילדות, זה הכל."</text:p>
      <text:p text:style-name="P2"><text:s text:c="5"/>"אני מאמין שהרהנארה הזאת היא מעט יותר מסתם חברת ילדות."</text:p>
      <text:p text:style-name="P4"><text:span text:style-name="T2"><text:s text:c="5"/>"אולי זה נכון, היא פילחה את לבבי גם בחוכמתה וגם ביופייה. איך אתה יודע את שמה, בכל מקרה?"</text:span></text:p>
      <text:p text:style-name="P2"><text:s text:c="5"/>"קראתי אותו ממוחך... אתה כמו ספר פתוח עבורי, עם תמימותך. קח, תן לה לחתום על זה מחר."</text:p>
      <text:p text:style-name="P2"><text:s text:c="5"/>"מה זה?"</text:p>
      <text:p text:style-name="P2"><text:s text:c="5"/>"תנאי הברית, חשבתי שתרצה לצרף אותה לחוזה... ובכן התכוונתי לחבורה ליתר דיוק."</text:p>
      <text:p text:style-name="P4"><text:span text:style-name="T2"><text:s text:c="5"/>"בסדר גמור, אני אתן לה את זה אחרי ארוחת הבוקר. וואו, אני ממש שמח להיות איתך בחדר ולא עם בלייד, הנחירות שלו יכולות להעיר את המתים..."</text:span></text:p>
      <text:p text:style-name="P2"><text:soft-page-break/><text:s text:c="5"/>"אתה צודק לחלוטין בקטע הזה, אך אני עדיין מרחם על באנג'ו, על אף שהוא בוודאי כבר רגיל אליהן. ועם זאת, אני בטוח שהיית מעדיף לבלות את הלילה עם רהנארה אם לא היית כה תמים לגבי נשים."</text:p>
      <text:p text:style-name="P2"><text:s text:c="5"/>"אני יודע שזה שקוף, אך הייתי רוצה שאף אחד לא ישים ליבו לדבר, או שאלמד את סודותיהן בקרוב."</text:p>
      <text:p text:style-name="P4"><text:span text:style-name="T2"><text:s text:c="5"/>"אל תהיה מוטרד מכך, אני בטוח שיום אחד רהנארה או קוריאל או אולי אף נהמהטריס יהיו שמחות לחלוק איתך את סודותיהן. כעת לך לישון כבר, יש לנו יום עמוס מחר, אך לך זה יהיה יום קל בהרבה בהשוואה למה שעברת היום. מי יודע מה צופן בחובו העתיד, יום אחד אולי תמצא את עצמך עם יותר ניסיון בחיים מכפי שרצית..."</text:span></text:p>
      <text:p text:style-name="P2"><text:s text:c="5"/>"לילה טוב, סייטלס..."</text:p>
      <text:p text:style-name="P2"><text:s text:c="5"/>"לילה טוב, נערי..."</text:p>
      <text:p text:style-name="P2"><text:s text:c="5"/>הם הלכו לישון.</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rl-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פרק שלישי –</dc:title>
    <meta:initial-creator>DaVe</meta:initial-creator>
    <meta:creation-date>2005-06-09T01:04:00</meta:creation-date>
    <dc:creator>OoZoOl Obliterator</dc:creator>
    <dc:date>2008-01-19T01:59:49</dc:date>
    <meta:editing-cycles>8</meta:editing-cycles>
    <meta:editing-duration>PT10H18M0S</meta:editing-duration>
    <meta:user-defined meta:name="Info 1"/>
    <meta:user-defined meta:name="Info 2"/>
    <meta:user-defined meta:name="Info 3"/>
    <meta:user-defined meta:name="Info 4"/>
    <meta:document-statistic meta:table-count="0" meta:image-count="0" meta:object-count="0" meta:page-count="13" meta:paragraph-count="123" meta:word-count="2799" meta:character-count="15723"/>
  </office:meta>
</office:document-meta>
</file>